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df5d6" officeooo:paragraph-rsid="001fd4d9"/>
    </style:style>
    <style:style style:name="P11" style:family="paragraph" style:parent-style-name="Table_20_Contents">
      <style:text-properties officeooo:rsid="001fd4d9" officeooo:paragraph-rsid="001fd4d9"/>
    </style:style>
    <style:style style:name="P12" style:family="paragraph" style:parent-style-name="Table_20_Contents">
      <style:text-properties officeooo:rsid="0020ecc1" officeooo:paragraph-rsid="0020ecc1"/>
    </style:style>
    <style:style style:name="P13" style:family="paragraph" style:parent-style-name="Table_20_Contents">
      <style:text-properties officeooo:rsid="002280fc" officeooo:paragraph-rsid="002280fc"/>
    </style:style>
    <style:style style:name="P14" style:family="paragraph" style:parent-style-name="Table_20_Contents">
      <style:text-properties officeooo:rsid="00253449" officeooo:paragraph-rsid="00253449"/>
    </style:style>
    <style:style style:name="P15" style:family="paragraph" style:parent-style-name="Table_20_Contents">
      <style:text-properties officeooo:rsid="00296d75" officeooo:paragraph-rsid="00296d75"/>
    </style:style>
    <style:style style:name="P16" style:family="paragraph" style:parent-style-name="Table_20_Contents">
      <style:text-properties officeooo:rsid="00373ba0" officeooo:paragraph-rsid="00373ba0"/>
    </style:style>
    <style:style style:name="P17" style:family="paragraph" style:parent-style-name="Standard">
      <style:text-properties officeooo:rsid="0014268c"/>
    </style:style>
    <style:style style:name="P18" style:family="paragraph" style:parent-style-name="Standard">
      <style:text-properties officeooo:rsid="0022cb1b" officeooo:paragraph-rsid="0022cb1b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21" style:family="paragraph" style:parent-style-name="Standard">
      <style:text-properties officeooo:rsid="002faf0b" officeooo:paragraph-rsid="002faf0b"/>
    </style:style>
    <style:style style:name="P22" style:family="paragraph" style:parent-style-name="Text_20_body">
      <style:text-properties officeooo:rsid="00296d75" officeooo:paragraph-rsid="00296d75"/>
    </style:style>
    <style:style style:name="P23" style:family="paragraph" style:parent-style-name="Text_20_body">
      <style:text-properties officeooo:rsid="002af4cb" officeooo:paragraph-rsid="002af4cb"/>
    </style:style>
    <style:style style:name="P24" style:family="paragraph" style:parent-style-name="Text_20_body">
      <style:text-properties officeooo:paragraph-rsid="00319fd8"/>
    </style:style>
    <style:style style:name="P25" style:family="paragraph" style:parent-style-name="Text_20_body">
      <style:text-properties officeooo:rsid="0032e4cf" officeooo:paragraph-rsid="0032e4cf"/>
    </style:style>
    <style:style style:name="P26" style:family="paragraph" style:parent-style-name="Text_20_body">
      <style:text-properties officeooo:paragraph-rsid="002c90bf"/>
    </style:style>
    <style:style style:name="P27" style:family="paragraph" style:parent-style-name="Text_20_body">
      <style:text-properties officeooo:rsid="003ec0ad" officeooo:paragraph-rsid="003ec0ad"/>
    </style:style>
    <style:style style:name="P28" style:family="paragraph" style:parent-style-name="Heading_20_3">
      <style:text-properties officeooo:rsid="0022cb1b" officeooo:paragraph-rsid="0022cb1b"/>
    </style:style>
    <style:style style:name="P29" style:family="paragraph" style:parent-style-name="Heading_20_3">
      <style:text-properties officeooo:rsid="0032e4cf" officeooo:paragraph-rsid="0032e4cf"/>
    </style:style>
    <style:style style:name="P30" style:family="paragraph" style:parent-style-name="Heading_20_3">
      <style:text-properties officeooo:rsid="00319fd8" officeooo:paragraph-rsid="00319fd8"/>
    </style:style>
    <style:style style:name="P31" style:family="paragraph" style:parent-style-name="Table_20_Contents">
      <style:text-properties officeooo:rsid="0014268c" officeooo:paragraph-rsid="0014268c"/>
    </style:style>
    <style:style style:name="P32" style:family="paragraph" style:parent-style-name="Table_20_Contents">
      <style:text-properties officeooo:rsid="004035c6" officeooo:paragraph-rsid="004035c6"/>
    </style:style>
    <style:style style:name="P33" style:family="paragraph" style:parent-style-name="Table_20_Contents">
      <style:text-properties officeooo:paragraph-rsid="0014268c"/>
    </style:style>
    <style:style style:name="P34" style:family="paragraph" style:parent-style-name="Table_20_Contents">
      <style:text-properties officeooo:rsid="0033fe00" officeooo:paragraph-rsid="0033fe00"/>
    </style:style>
    <style:style style:name="P35" style:family="paragraph" style:parent-style-name="Table_20_Contents">
      <style:text-properties officeooo:rsid="0014a25f" officeooo:paragraph-rsid="0014a25f"/>
    </style:style>
    <style:style style:name="P36" style:family="paragraph" style:parent-style-name="Table_20_Contents">
      <style:text-properties officeooo:rsid="0014a25f" officeooo:paragraph-rsid="0041b423"/>
    </style:style>
    <style:style style:name="P37" style:family="paragraph" style:parent-style-name="Table_20_Contents">
      <style:text-properties officeooo:rsid="00296d75" officeooo:paragraph-rsid="00296d75"/>
    </style:style>
    <style:style style:name="P38" style:family="paragraph" style:parent-style-name="Table_20_Contents">
      <style:text-properties officeooo:rsid="003914b0" officeooo:paragraph-rsid="003914b0"/>
    </style:style>
    <style:style style:name="P39" style:family="paragraph" style:parent-style-name="Table_20_Contents">
      <style:text-properties officeooo:rsid="00389e60" officeooo:paragraph-rsid="00389e60"/>
    </style:style>
    <style:style style:name="P40" style:family="paragraph" style:parent-style-name="Table_20_Contents">
      <style:text-properties officeooo:rsid="003e83e0" officeooo:paragraph-rsid="0014a25f"/>
    </style:style>
    <style:style style:name="P41" style:family="paragraph" style:parent-style-name="Table_20_Contents">
      <style:text-properties officeooo:rsid="003e83e0" officeooo:paragraph-rsid="003e83e0"/>
    </style:style>
    <style:style style:name="P42" style:family="paragraph" style:parent-style-name="Table_20_Contents">
      <style:text-properties officeooo:rsid="0041b423" officeooo:paragraph-rsid="0041b423"/>
    </style:style>
    <style:style style:name="P43" style:family="paragraph" style:parent-style-name="Table_20_Contents">
      <style:text-properties officeooo:rsid="0042dda9" officeooo:paragraph-rsid="0042dda9"/>
    </style:style>
    <style:style style:name="P44" style:family="paragraph" style:parent-style-name="Table_20_Contents">
      <style:text-properties officeooo:rsid="001b73c9" officeooo:paragraph-rsid="001b73c9"/>
    </style:style>
    <style:style style:name="P45" style:family="paragraph" style:parent-style-name="Table_20_Contents">
      <style:text-properties officeooo:rsid="001ca60f" officeooo:paragraph-rsid="0014b142"/>
    </style:style>
    <style:style style:name="P46" style:family="paragraph" style:parent-style-name="Table_20_Contents">
      <style:text-properties officeooo:rsid="001ca60f" officeooo:paragraph-rsid="001ca60f"/>
    </style:style>
    <style:style style:name="P47" style:family="paragraph" style:parent-style-name="Table_20_Contents">
      <style:text-properties officeooo:rsid="0017c7c9" officeooo:paragraph-rsid="0014b142"/>
    </style:style>
    <style:style style:name="P48" style:family="paragraph" style:parent-style-name="Table_20_Contents">
      <style:text-properties officeooo:rsid="0017c7c9" officeooo:paragraph-rsid="0017c7c9"/>
    </style:style>
    <style:style style:name="P49" style:family="paragraph" style:parent-style-name="Table_20_Contents">
      <style:text-properties officeooo:rsid="0014b142" officeooo:paragraph-rsid="0014b142"/>
    </style:style>
    <style:style style:name="P50" style:family="paragraph" style:parent-style-name="Table_20_Contents">
      <style:text-properties officeooo:rsid="0016afad" officeooo:paragraph-rsid="0016afad"/>
    </style:style>
    <style:style style:name="P51" style:family="paragraph" style:parent-style-name="Table_20_Contents">
      <style:text-properties officeooo:rsid="00446d43" officeooo:paragraph-rsid="00446d43"/>
    </style:style>
    <style:style style:name="P52" style:family="paragraph" style:parent-style-name="Table_20_Contents">
      <style:text-properties officeooo:rsid="00464553" officeooo:paragraph-rsid="00464553"/>
    </style:style>
    <style:style style:name="P53" style:family="paragraph" style:parent-style-name="Table_20_Contents">
      <style:text-properties officeooo:rsid="004672df" officeooo:paragraph-rsid="004672df"/>
    </style:style>
    <style:style style:name="P54" style:family="paragraph" style:parent-style-name="Table_20_Contents">
      <style:text-properties officeooo:rsid="0046d507" officeooo:paragraph-rsid="0046d507"/>
    </style:style>
    <style:style style:name="P55" style:family="paragraph" style:parent-style-name="Table_20_Contents">
      <style:text-properties officeooo:rsid="0048389d" officeooo:paragraph-rsid="0048389d"/>
    </style:style>
    <style:style style:name="P56" style:family="paragraph" style:parent-style-name="Text_20_body" style:list-style-name="L1">
      <style:text-properties officeooo:rsid="0032e4cf" officeooo:paragraph-rsid="0032e4cf"/>
    </style:style>
    <style:style style:name="T1" style:family="text">
      <style:text-properties officeooo:rsid="0014a25f"/>
    </style:style>
    <style:style style:name="T2" style:family="text">
      <style:text-properties officeooo:rsid="0018a5c5"/>
    </style:style>
    <style:style style:name="T3" style:family="text">
      <style:text-properties officeooo:rsid="0019ba44"/>
    </style:style>
    <style:style style:name="T4" style:family="text">
      <style:text-properties officeooo:rsid="001e0f7e"/>
    </style:style>
    <style:style style:name="T5" style:family="text">
      <style:text-properties officeooo:rsid="002383f8"/>
    </style:style>
    <style:style style:name="T6" style:family="text">
      <style:text-properties officeooo:rsid="00296d75"/>
    </style:style>
    <style:style style:name="T7" style:family="text">
      <style:text-properties officeooo:rsid="002c90bf"/>
    </style:style>
    <style:style style:name="T8" style:family="text">
      <style:text-properties officeooo:rsid="002d7de6"/>
    </style:style>
    <style:style style:name="T9" style:family="text">
      <style:text-properties officeooo:rsid="0032e4cf"/>
    </style:style>
    <style:style style:name="T10" style:family="text">
      <style:text-properties officeooo:rsid="00359d88"/>
    </style:style>
    <style:style style:name="T11" style:family="text">
      <style:text-properties officeooo:rsid="003664d2"/>
    </style:style>
    <style:style style:name="T12" style:family="text">
      <style:text-properties officeooo:rsid="0014268c"/>
    </style:style>
    <style:style style:name="T13" style:family="text">
      <style:text-properties officeooo:rsid="004672df"/>
    </style:style>
    <style:style style:name="T14" style:family="text">
      <style:text-properties officeooo:rsid="00470cf9"/>
    </style:style>
    <style:style style:name="T15" style:family="text">
      <style:text-properties officeooo:rsid="0048389d"/>
    </style:style>
    <style:style style:name="T16" style:family="text">
      <style:text-properties officeooo:rsid="004909e1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3">Kitten on the Tracks</text:h>
      <text:h text:style-name="Heading_20_3" text:outline-level="3">Data model</text:h>
      <text:p text:style-name="Text_20_body"><draw:frame draw:style-name="fr1" draw:name="Object1" text:anchor-type="paragraph" svg:width="10.058cm" svg:height="13.785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5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P32">Teams</text:p>
          </table:table-cell>
        </table:table-row>
        <table:table-row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5">Last seen</text:p>
            <text:p text:style-name="P34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  <text:p text:style-name="P32">Networks</text:p>
          </table:table-cell>
        </table:table-row>
        <table:table-row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4">logo &amp; name</text:p>
            <text:p text:style-name="P1"><text:span text:style-name="T1">Default </text:span>Settings</text:p>
            <text:p text:style-name="P14">Min. level to play</text:p>
            <text:p text:style-name="P15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6">Save [As]</text:p>
            <text:p text:style-name="P1">Delete</text:p>
          </table:table-cell>
          <table:table-cell table:style-name="Table1.D2" office:value-type="string">
            <text:p text:style-name="P33"><text:span text:style-name="T12">Team (owner)</text:span></text:p>
            <text:p text:style-name="P1">Line<text:span text:style-name="T13">Template</text:span>s</text:p>
            <text:p text:style-name="P43">GameTemplate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ext:soft-page-break/>
        <table:table-row>
          <table:table-cell table:style-name="Table1.A2" office:value-type="string">
            <text:p text:style-name="P42">LineTempla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3">Instantiate</text:p>
          </table:table-cell>
          <table:table-cell table:style-name="Table1.D2" office:value-type="string">
            <text:p text:style-name="P42">Network</text:p>
            <text:p text:style-name="P43">Place<text:span text:style-name="T13">Template</text:span></text:p>
          </table:table-cell>
        </table:table-row>
        <table:table-row>
          <table:table-cell table:style-name="Table1.A2" office:value-type="string">
            <text:p text:style-name="P43">GameTemplat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53">Instantiate</text:p>
          </table:table-cell>
          <table:table-cell table:style-name="Table1.D2" office:value-type="string">
            <text:p text:style-name="P53">Network</text:p>
            <text:p text:style-name="P43">Features</text:p>
          </table:table-cell>
        </table:table-row>
        <table:table-row>
          <table:table-cell table:style-name="Table1.A2" office:value-type="string">
            <text:p text:style-name="P39">Feature</text:p>
          </table:table-cell>
          <table:table-cell table:style-name="Table1.A2" office:value-type="string">
            <text:p text:style-name="P39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38">Level</text:p>
            <text:p text:style-name="P38">Network</text:p>
          </table:table-cell>
        </table:table-row>
        <table:table-row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5">Last use</text:p>
          </table:table-cell>
          <table:table-cell table:style-name="Table1.A2" office:value-type="string">
            <text:p text:style-name="P1">Start/<text:span text:style-name="T4">Restart</text:span></text:p>
            <text:p text:style-name="P1">Save</text:p>
            <text:p text:style-name="P1">Delete</text:p>
            <text:p text:style-name="P1">Customise <text:span text:style-name="T3">network (daily)</text:span></text:p>
            <text:p text:style-name="P10">Customise incidents</text:p>
            <text:p text:style-name="P11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43">Team<text:span text:style-name="T15">s</text:span></text:p>
            <text:p text:style-name="P43">Lines</text:p>
            <text:p text:style-name="P4">Incidents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54">PlaceTemplate</text:p>
          </table:table-cell>
          <table:table-cell table:style-name="Table1.A2" office:value-type="string">
            <text:p text:style-name="P54">Sequence</text:p>
            <text:p text:style-name="P54">Type (station/track/depot)</text:p>
          </table:table-cell>
          <table:table-cell table:style-name="Table1.A2" office:value-type="string">
            <text:p text:style-name="P54">Instantiate</text:p>
          </table:table-cell>
          <table:table-cell table:style-name="Table1.D2" office:value-type="string">
            <text:p text:style-name="P54">Line<text:span text:style-name="T16">Template</text:span></text:p>
          </table:table-cell>
        </table:table-row>
        <table:table-row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41">Direction name (up/down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55">Game</text:p>
            <text:p text:style-name="P3">Trains</text:p>
            <text:p text:style-name="P3">Stations</text:p>
            <text:p text:style-name="P51">LineLocations</text:p>
            <text:p text:style-name="P3">Incidents</text:p>
            <text:p text:style-name="P3">Staff</text:p>
          </table:table-cell>
        </table:table-row>
        <table:table-row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46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1">LineLocation</text:p>
          </table:table-cell>
        </table:table-row>
        <table:table-row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2">LineLocation</text:p>
          </table:table-cell>
        </table:table-row>
        <table:table-row>
          <table:table-cell table:style-name="Table1.A2" office:value-type="string">
            <text:p text:style-name="P51">LineLocation</text:p>
          </table:table-cell>
          <table:table-cell table:style-name="Table1.A2" office:value-type="string">
            <text:p text:style-name="P51">Passenger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1">Line</text:p>
            <text:p text:style-name="P55">Trains</text:p>
          </table:table-cell>
        </table:table-row>
        <table:table-row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Location, <text:span text:style-name="T2">Line, or Train</text:span> </text:p>
            <text:p text:style-name="P3">Impact</text:p>
            <text:p text:style-name="P3">Response</text:p>
          </table:table-cell>
        </table:table-row>
        <table:table-row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Impact</text:p>
          </table:table-cell>
        </table:table-row>
        <table:table-row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3">Quantity</text:p>
            <text:p text:style-name="P13">Pay</text:p>
            <text:p text:style-name="P13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17"/>
      <text:h text:style-name="Heading_20_3" text:outline-level="3">Game level<text:span text:style-name="T5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Level</text:p>
          </table:table-cell>
          <table:table-cell table:style-name="Table2.B1" office:value-type="string">
            <text:p text:style-name="P20">Features</text:p>
          </table:table-cell>
        </table:table-row>
        <table:table-row>
          <table:table-cell table:style-name="Table2.A2" office:value-type="string">
            <text:p text:style-name="P18">Basic <text:span text:style-name="T9">(“Hornby”)</text:span></text:p>
          </table:table-cell>
          <table:table-cell table:style-name="Table2.B2" office:value-type="string">
            <text:p text:style-name="P18">1 line &amp; incidents only</text:p>
            <text:p text:style-name="P18">No variability, no competition</text:p>
          </table:table-cell>
        </table:table-row>
        <table:table-row>
          <table:table-cell table:style-name="Table2.A2" office:value-type="string">
            <text:p text:style-name="P18">Intermediate</text:p>
          </table:table-cell>
          <table:table-cell table:style-name="Table2.B2" office:value-type="string">
            <text:p text:style-name="P18">Multiple lines</text:p>
            <text:p text:style-name="P18">Competition</text:p>
            <text:p text:style-name="P18">Additional networks available</text:p>
            <text:p text:style-name="P18">More variability (incident severity)</text:p>
            <text:p text:style-name="P18">Limited time between rounds (or Pause)</text:p>
          </table:table-cell>
        </table:table-row>
        <table:table-row>
          <table:table-cell table:style-name="Table2.A2" office:value-type="string">
            <text:p text:style-name="P18">Advanced</text:p>
          </table:table-cell>
          <table:table-cell table:style-name="Table2.B2" office:value-type="string">
            <text:p text:style-name="P18">As Intermediate plus:</text:p>
            <text:p text:style-name="P18">Passengers (variable traffic)</text:p>
            <text:p text:style-name="P18">Staffing</text:p>
            <text:p text:style-name="P18">No time between rounds (can Pause)</text:p>
          </table:table-cell>
        </table:table-row>
        <table:table-row>
          <table:table-cell table:style-name="Table2.A2" office:value-type="string">
            <text:p text:style-name="P18">Expert</text:p>
          </table:table-cell>
          <table:table-cell table:style-name="Table2.B2" office:value-type="string">
            <text:p text:style-name="P18">Bid for/sell line franchises to other teams</text:p>
            <text:p text:style-name="P18">Game over when money runs out</text:p>
            <text:p text:style-name="P18">Customise incident frequency, starting money</text:p>
            <text:p text:style-name="P21">Multiple incidents per place</text:p>
          </table:table-cell>
        </table:table-row>
      </table:table>
      <text:p text:style-name="Text_20_body"/>
      <text:h text:style-name="P29" text:outline-level="3">Interaction</text:h>
      <text:p text:style-name="P25">Different rooms:</text:p>
      <text:list xml:id="list3674894755" text:style-name="L1">
        <text:list-item>
          <text:p text:style-name="P56">Control room (line operation &amp; incident management)</text:p>
        </text:list-item>
        <text:list-item>
          <text:p text:style-name="P56">Board room (KPIs such as profit, passenger journeys, punctuality, top incidents, reputation, <text:span text:style-name="T10">buy/sell franchises</text:span>)</text:p>
        </text:list-item>
        <text:list-item>
          <text:p text:style-name="P56">Engineering dept <text:span text:style-name="T10">(maintenance)</text:span></text:p>
        </text:list-item>
        <text:list-item>
          <text:p text:style-name="P56">HR dept <text:span text:style-name="T10">(staffing, education, pay, morale, strikes, sickness)</text:span></text:p>
        </text:list-item>
        <text:list-item>
          <text:p text:style-name="P56">City/Network planner <text:span text:style-name="T11">(design networks)</text:span></text:p>
        </text:list-item>
      </text:list>
      <text:h text:style-name="P30" text:outline-level="3">Business rules</text:h>
      <text:p text:style-name="P24">Depot at each end of line</text:p>
      <text:p text:style-name="P24">Only depots can have initial trains</text:p>
      <text:p text:style-name="P24">Stations on multiple lines are separate for incident management purposes</text:p>
      <text:h text:style-name="Heading_20_3" text:outline-level="3">Ts &amp; Cs</text:h>
      <text:p text:style-name="Text_20_body">Copyright</text:p>
      <text:p text:style-name="Text_20_body">Limited care taken to protect s<text:span text:style-name="T6">tored d</text:span>etails <text:span text:style-name="T6">(games, user ids etc) but very limited personal info is stored: email id only stored for the duration of an invitation to join a team (14 days).</text:span></text:p>
      <text:p text:style-name="P22"><text:soft-page-break/>No guarantee that networks, games etc will be preserved. <text:s/>Rights reserved to delete them if not used for &gt; 6 months</text:p>
      <text:p text:style-name="P23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26"><text:span text:style-name="T7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8">then move to GitHub</text:span></text:p>
      <text:h text:style-name="Heading_20_3" text:outline-level="3">References</text:h>
      <text:p text:style-name="P27">Tube tracking <text:a xlink:type="simple" xlink:href="https://traintimes.org.uk/map/tube/schematic/" text:style-name="Internet_20_link" text:visited-style-name="Visited_20_Internet_20_Link">website</text:a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26T05:59:40.803636760</dc:date>
    <dc:creator>Simon Lambourn</dc:creator>
    <meta:editing-duration>PT10H24M24S</meta:editing-duration>
    <meta:editing-cycles>53</meta:editing-cycles>
    <meta:generator>LibreOffice/6.3.5.2$Linux_X86_64 LibreOffice_project/30$Build-2</meta:generator>
    <meta:document-statistic meta:table-count="2" meta:image-count="0" meta:object-count="1" meta:page-count="4" meta:paragraph-count="166" meta:word-count="432" meta:character-count="3013" meta:non-whitespace-character-count="2746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 xml:id="id1" draw:id="id1">
          <draw:custom-shape draw:style-name="gr1" draw:text-style-name="P2" draw:layer="layout" svg:width="4.182cm" svg:height="0.883cm" svg:x="0.675cm" svg:y="0.09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0.675cm" svg:y="0.97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675cm" svg:y="1.85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11.175cm" svg:y="21.064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1.175cm" svg:y="21.94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1.175cm" svg:y="22.83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1.584cm" svg:y="4.3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5.1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6.0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0.32cm" svg:y="9.544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32cm" svg:y="10.42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32cm" svg:y="11.3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0.32cm" svg:y="4.311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32cm" svg:y="5.19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32cm" svg:y="6.07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9.238cm" svg:y="0.002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9.238cm" svg:y="0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9.238cm" svg:y="1.76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1.584cm" svg:y="8.316cm">
            <text:p text:style-name="P1"><text:span text:style-name="T3">Game</text:span><text:span text:style-name="T1">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9.199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0.082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0.502cm" svg:y="12.402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3.2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4.16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0.493cm" svg:y="17.052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17.936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18.81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8.138cm" svg:y="13.46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14.34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15.22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9.875cm" svg:y="17.164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9.875cm" svg:y="18.04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9.875cm" svg:y="18.93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4.857cm" svg:y1="1.415cm" svg:x2="9.238cm" svg:y2="1.327cm" draw:start-shape="id1" draw:start-glue-point="1" draw:end-shape="id2" draw:end-glue-point="3" svg:d="M4857 1415l4381-88" svg:viewBox="0 0 4382 89">
          <text:p/>
        </draw:connector>
        <draw:connector draw:style-name="gr3" draw:text-style-name="P3" draw:layer="layout" draw:type="line" svg:x1="11.329cm" svg:y1="2.652cm" svg:x2="3.675cm" svg:y2="4.3cm" draw:start-shape="id2" draw:start-glue-point="2" draw:end-shape="id3" draw:end-glue-point="0" svg:d="M11329 2652l-7654 1648" svg:viewBox="0 0 7655 1649">
          <text:p/>
        </draw:connector>
        <draw:connector draw:style-name="gr3" draw:text-style-name="P3" draw:layer="layout" draw:type="line" svg:x1="11.329cm" svg:y1="2.652cm" svg:x2="12.411cm" svg:y2="4.311cm" draw:start-shape="id2" draw:start-glue-point="2" draw:end-shape="id4" draw:end-glue-point="0" svg:d="M11329 2652l1082 1659" svg:viewBox="0 0 1083 1660">
          <text:p/>
        </draw:connector>
        <draw:connector draw:style-name="gr3" draw:text-style-name="P3" draw:layer="layout" draw:type="line" svg:x1="3.675cm" svg:y1="6.949cm" svg:x2="3.675cm" svg:y2="8.316cm" draw:start-shape="id3" draw:start-glue-point="2" draw:end-shape="id5" draw:end-glue-point="0" svg:d="M3675 6949v1367" svg:viewBox="0 0 1 1368">
          <text:p/>
        </draw:connector>
        <draw:connector draw:style-name="gr3" draw:text-style-name="P3" draw:layer="layout" svg:x1="1.584cm" svg:y1="5.624cm" svg:x2="0.502cm" svg:y2="13.726cm" draw:start-shape="id3" draw:start-glue-point="3" draw:end-shape="id6" draw:end-glue-point="3" svg:d="M1584 5624h-1583v8102h501" svg:viewBox="0 0 1584 8103">
          <text:p/>
        </draw:connector>
        <draw:connector draw:style-name="gr3" draw:text-style-name="P3" draw:layer="layout" draw:type="line" svg:x1="2.593cm" svg:y1="15.051cm" svg:x2="2.584cm" svg:y2="17.052cm" draw:start-shape="id6" draw:start-glue-point="2" draw:end-shape="id7" draw:end-glue-point="0" svg:d="M2593 15051l-9 2001" svg:viewBox="0 0 10 2002">
          <text:p/>
        </draw:connector>
        <draw:connector draw:style-name="gr4" draw:text-style-name="P5" draw:layer="layout" draw:type="line" svg:x1="5.766cm" svg:y1="9.64cm" svg:x2="10.32cm" svg:y2="5.636cm" draw:start-shape="id5" draw:start-glue-point="1" draw:end-shape="id4" draw:end-glue-point="3" svg:d="M5766 9640l4554-4004" svg:viewBox="0 0 4555 4005">
          <text:p text:style-name="P4"><text:span text:style-name="T4">Instantiates</text:span></text:p>
        </draw:connector>
        <draw:connector draw:style-name="gr3" draw:text-style-name="P3" draw:layer="layout" draw:type="line" svg:x1="12.411cm" svg:y1="6.961cm" svg:x2="12.411cm" svg:y2="9.544cm" draw:start-shape="id4" draw:start-glue-point="2" draw:end-shape="id8" draw:end-glue-point="0" svg:d="M12411 6961v2583" svg:viewBox="0 0 1 2584">
          <text:p/>
        </draw:connector>
        <draw:connector draw:style-name="gr3" draw:text-style-name="P3" draw:layer="layout" draw:type="line" svg:x1="12.411cm" svg:y1="12.194cm" svg:x2="10.229cm" svg:y2="13.46cm" draw:start-shape="id8" draw:start-glue-point="2" draw:end-shape="id9" draw:end-glue-point="0" svg:d="M12411 12194l-2182 1266" svg:viewBox="0 0 2183 1267">
          <text:p/>
        </draw:connector>
        <draw:connector draw:style-name="gr3" draw:text-style-name="P3" draw:layer="layout" draw:line-skew="1.444cm" svg:x1="14.502cm" svg:y1="10.869cm" svg:x2="15.357cm" svg:y2="22.389cm" draw:start-shape="id8" draw:start-glue-point="1" draw:end-shape="id10" draw:end-glue-point="1" svg:d="M14502 10869h2800v11520h-1945" svg:viewBox="0 0 2801 11521">
          <text:p/>
        </draw:connector>
        <draw:connector draw:style-name="gr3" draw:text-style-name="P3" draw:layer="layout" draw:line-skew="1.244cm" svg:x1="14.502cm" svg:y1="10.869cm" svg:x2="14.057cm" svg:y2="18.489cm" draw:start-shape="id8" draw:start-glue-point="1" draw:end-shape="id11" svg:d="M14502 10869h1745v7620h-2190" svg:viewBox="0 0 2191 7621">
          <text:p/>
        </draw:connector>
        <draw:connector draw:style-name="gr3" draw:text-style-name="P3" draw:layer="layout" draw:type="line" svg:x1="10.229cm" svg:y1="16.109cm" svg:x2="11.966cm" svg:y2="17.164cm" draw:start-shape="id9" draw:start-glue-point="2" draw:end-shape="id11" draw:end-glue-point="0" svg:d="M10229 16109l1737 1055" svg:viewBox="0 0 1738 1056">
          <text:p/>
        </draw:connector>
        <draw:connector draw:style-name="gr5" draw:text-style-name="P3" draw:layer="layout" draw:type="line" svg:x1="4.675cm" svg:y1="18.377cm" svg:x2="8.138cm" svg:y2="14.784cm" draw:start-shape="id7" draw:start-glue-point="1" draw:end-shape="id9" draw:end-glue-point="3" svg:d="M4675 18377l3463-3593" svg:viewBox="0 0 3464 3594">
          <text:p/>
        </draw:connector>
        <draw:connector draw:style-name="gr5" draw:text-style-name="P3" draw:layer="layout" draw:type="line" svg:x1="4.675cm" svg:y1="18.377cm" svg:x2="11.175cm" svg:y2="22.389cm" draw:start-shape="id7" draw:start-glue-point="1" draw:end-shape="id10" draw:end-glue-point="3" svg:d="M4675 18377l6500 4012" svg:viewBox="0 0 6501 4013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200%" draw:distance="13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